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fo:language="hu" fo:country="HU"/>
    </style:style>
    <style:style style:name="P2" style:family="paragraph" style:parent-style-name="Text_20_body">
      <style:text-properties fo:language="hu" fo:country="HU" officeooo:rsid="000ee609" officeooo:paragraph-rsid="000ee609"/>
    </style:style>
    <style:style style:name="P3" style:family="paragraph" style:parent-style-name="Text_20_body">
      <style:text-properties fo:language="hu" fo:country="HU" officeooo:rsid="000fcb8d" officeooo:paragraph-rsid="000fcb8d"/>
    </style:style>
    <style:style style:name="P4" style:family="paragraph" style:parent-style-name="Text_20_body">
      <style:text-properties officeooo:paragraph-rsid="000fcb8d"/>
    </style:style>
    <style:style style:name="P5" style:family="paragraph" style:parent-style-name="Text_20_body">
      <style:text-properties officeooo:paragraph-rsid="000ff5b3"/>
    </style:style>
    <style:style style:name="P6" style:family="paragraph" style:parent-style-name="Text_20_body">
      <style:text-properties officeooo:rsid="00126fde" officeooo:paragraph-rsid="00126fde"/>
    </style:style>
    <style:style style:name="P7" style:family="paragraph" style:parent-style-name="Text_20_body">
      <style:text-properties officeooo:paragraph-rsid="00126fde"/>
    </style:style>
    <style:style style:name="P8" style:family="paragraph" style:parent-style-name="Text_20_body">
      <style:text-properties officeooo:rsid="0012a7bf" officeooo:paragraph-rsid="0012a7bf"/>
    </style:style>
    <style:style style:name="P9" style:family="paragraph" style:parent-style-name="Text_20_body">
      <style:text-properties officeooo:rsid="00136bef" officeooo:paragraph-rsid="00136bef"/>
    </style:style>
    <style:style style:name="P10" style:family="paragraph" style:parent-style-name="Text_20_body">
      <style:text-properties officeooo:rsid="0016a4d4" officeooo:paragraph-rsid="0016a4d4"/>
    </style:style>
    <style:style style:name="P11" style:family="paragraph" style:parent-style-name="Text_20_body">
      <style:text-properties officeooo:paragraph-rsid="001881cc"/>
    </style:style>
    <style:style style:name="P12" style:family="paragraph" style:parent-style-name="Text_20_body">
      <style:text-properties fo:language="hu" fo:country="HU" officeooo:rsid="00136bef" officeooo:paragraph-rsid="00136bef"/>
    </style:style>
    <style:style style:name="P13" style:family="paragraph" style:parent-style-name="Text_20_body">
      <style:text-properties fo:language="hu" fo:country="HU" officeooo:rsid="0016a4d4" officeooo:paragraph-rsid="0016a4d4"/>
    </style:style>
    <style:style style:name="P14" style:family="paragraph" style:parent-style-name="Heading_20_3">
      <style:text-properties fo:language="hu" fo:country="HU"/>
    </style:style>
    <style:style style:name="T1" style:family="text">
      <style:text-properties officeooo:rsid="000ee60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fcb8d"/>
    </style:style>
    <style:style style:name="T4" style:family="text">
      <style:text-properties fo:language="hu" fo:country="HU" officeooo:rsid="000ff5b3"/>
    </style:style>
    <style:style style:name="T5" style:family="text">
      <style:text-properties fo:language="hu" fo:country="HU" fo:font-style="italic" style:font-style-asian="italic" style:font-style-complex="italic"/>
    </style:style>
    <style:style style:name="T6" style:family="text">
      <style:text-properties fo:language="hu" fo:country="HU" fo:font-style="italic" officeooo:rsid="0015ba1f" style:font-style-asian="italic" style:font-style-complex="italic"/>
    </style:style>
    <style:style style:name="T7" style:family="text">
      <style:text-properties fo:language="hu" fo:country="HU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language="hu" fo:country="HU" fo:font-style="italic" style:text-underline-style="solid" style:text-underline-width="auto" style:text-underline-color="font-color" officeooo:rsid="00126fde" style:font-style-asian="italic" style:font-style-complex="italic"/>
    </style:style>
    <style:style style:name="T9" style:family="text">
      <style:text-properties fo:language="hu" fo:country="HU" officeooo:rsid="00126fde"/>
    </style:style>
    <style:style style:name="T10" style:family="text">
      <style:text-properties fo:language="hu" fo:country="HU" officeooo:rsid="0012a7bf"/>
    </style:style>
    <style:style style:name="T11" style:family="text">
      <style:text-properties fo:language="hu" fo:country="HU" officeooo:rsid="00136bef"/>
    </style:style>
    <style:style style:name="T12" style:family="text">
      <style:text-properties fo:language="hu" fo:country="HU" officeooo:rsid="0015ba1f"/>
    </style:style>
    <style:style style:name="T13" style:family="text">
      <style:text-properties fo:language="hu" fo:country="HU" officeooo:rsid="0016a4d4"/>
    </style:style>
    <style:style style:name="T14" style:family="text">
      <style:text-properties fo:language="hu" fo:country="HU" officeooo:rsid="001881cc"/>
    </style:style>
    <style:style style:name="T15" style:family="text">
      <style:text-properties fo:language="hu" fo:country="HU" officeooo:rsid="001aa50e"/>
    </style:style>
    <style:style style:name="T16" style:family="text">
      <style:text-properties fo:language="hu" fo:country="HU" fo:font-weight="bold" style:font-weight-asian="bold" style:font-weight-complex="bold"/>
    </style:style>
    <style:style style:name="T17" style:family="text">
      <style:text-properties officeooo:rsid="001881cc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shcard program specifikáció</text:p>
      <text:h text:style-name="P14" text:outline-level="3">A program célja</text:h>
      <text:p text:style-name="P2">A flashcard(tanulókártya) program célja, hogy segítse az információk hosszú távú megjegyzését és felidézését a felhasználó (tanuló) számára megfelelően időzített kihívások(challenge, kérdések), majd felhasználói inputra a helyes válaszok megjelenítésével.</text:p>
      <text:p text:style-name="P3">A tanulókártyák 2 oldalon tartalmazhatnak összetartozó szöveges információt (pl. magyar nyelvű mondat – angol nyelven ugyanaz a mondat).</text:p>
      <text:p text:style-name="P4"><text:span text:style-name="T3">Challenge-ként egy kártya bármelyik oldalán levő szöveg szerepelhet, e</text:span><text:span text:style-name="T11">ztán</text:span><text:span text:style-name="T3"> választ vár a fennmaradó oldalból a felhasználótól (pl. kihívás: magyar nyelvű mondat, és jelzi, hogy az angol változatot idézze fel a felhasználó)</text:span></text:p>
      <text:p text:style-name="P5"><text:span text:style-name="T3">A felhasználó megpróbálja felidézni a kívánt információt, ha sikerült, vagy feladja, gomb megnyomásával lekérheti a helyes választ, mire a program ezt megjeleníti. Ezután a felhasználó értékelheti a feladat nehézségét 3 értékkel (könnyű, közepes, nehéz). A program ennek függvényében meghatározza, hogy mikor fogja újra feladni azt a challenge-response párt a felhasználónak. Ideális esetben az ugyanaz</text:span><text:span text:style-name="T4">on</text:span><text:span text:style-name="T3"> a challenge-response pár </text:span><text:span text:style-name="T4">között eltelt idő növekszik, mivel a felhasználó egyre jobban megjegyzi az információt, így egyre ritkábban kell ismételnie, hogy a kívánt felidézési ráta teljesüljön.</text:span></text:p>
      <text:p text:style-name="P5"><text:span text:style-name="T4">A tanulókártyákat létre lehet hozni, törölni és különböző </text:span><text:span text:style-name="T15">d</text:span><text:span text:style-name="T4">eck-ekbe lehet csoportosítani. I</text:span><text:span text:style-name="T13">ndításkor a program alapértelmezett helyről betölti a deckeket, bezáráskor ugyanide lementi, deckenként külön fájlba.</text:span></text:p>
      <text:h text:style-name="P14" text:outline-level="3">A program használata</text:h>
      <text:p text:style-name="P6"><text:span text:style-name="T2">A program a kiemelkedő </text:span><text:span text:style-name="T7">felhasználói élmény</text:span><text:span text:style-name="T2"> biztosítása érdekében grafikus, </text:span><text:span text:style-name="T10">ablakos</text:span><text:span text:style-name="T2"> felületet használ, </text:span><text:span text:style-name="T10">egér és billentyű vezérléssel</text:span><text:span text:style-name="T2">.</text:span></text:p>
      <text:p text:style-name="P12"><text:span text:style-name="T18">Indítás:</text:span> indításkor a program beimportálja alapértelmezett helyről a deckeket.</text:p>
      <text:p text:style-name="P7"><text:span text:style-name="T9">Főablak: ahol listázva vannak a deck-ek. Mindegyik deckél megjelenik </text:span><text:span text:style-name="T12">a neve</text:span><text:span text:style-name="T9">, hogy hány kártyát kell ismételni valamint a következő funkciókat indító gombok: </text:span><text:span text:style-name="T8">Tanul, Szerkeszt</text:span><text:span text:style-name="T9">.</text:span></text:p>
      <text:p text:style-name="P8"><text:span text:style-name="T16">Tanul:</text:span><text:span text:style-name="T2"> megjelenik új ablakban a legkorábban ismételendő challeng</text:span><text:span text:style-name="T13">e</text:span><text:span text:style-name="T2">-respose pár kihívás része (ha nincs ismétlés, a következő tanulandó elem). A </text:span><text:span text:style-name="T5">Show answer</text:span><text:span text:style-name="T2"> gombra megjelenik a válasz, illetve </text:span><text:span text:style-name="T14">4</text:span><text:span text:style-name="T2"> gomb, amivel jelezhetjük a feladvány nehézségét. Az ezekből való vála</text:span><text:span text:style-name="T15">s</text:span><text:span text:style-name="T2">ztás után a következő feladványra léptet a program. A gombokhoz a program (külön be nem állítható) keyboard shrotcut-ot rendel. A tanulásból az ablak x gombjára kattintva lehet kilépni.</text:span></text:p>
      <text:p text:style-name="P8"><text:span text:style-name="T16">Szerkeszt:</text:span><text:span text:style-name="T2"> Új ablak jelenik meg: egy </text:span><text:span text:style-name="T7">Add Card </text:span><text:span text:style-name="T2">gombbal és egy listával. A listában megjelennek a challenge response párok, a hozzájuk tartozó következő ismé</text:span><text:span text:style-name="T11">tl</text:span><text:span text:style-name="T2">és idejével és egy </text:span><text:span text:style-name="T7">Edit Card</text:span><text:span text:style-name="T2"> gombbal. </text:span></text:p>
      <text:p text:style-name="P9"><text:soft-page-break/><text:span text:style-name="T16">Add Card, Edit Card:</text:span><text:span text:style-name="T2"> </text:span><text:span text:style-name="T5">Kártya törlése</text:span><text:span text:style-name="T2"> gomb. Két textbox, ami üres vagy a meglévő challenge response párt tartalmazzák. A textboxok szerkesztésével lehet változtatni a kártya tartalmán. </text:span><text:span text:style-name="T6">Legördülő menüből</text:span><text:span text:style-name="T2"> </text:span><text:span text:style-name="T12">lehet Deck-et választani. </text:span><text:span text:style-name="T2">A </text:span><text:span text:style-name="T5">Mentés</text:span><text:span text:style-name="T2"> gombbal lehet menteni, X-el kilépni.</text:span></text:p>
      <text:p text:style-name="P13"><text:span text:style-name="T18">Bezárás: </text:span>X gombra történik. Ekkor a program az import helyre lementi külön-külön fájlba a deckeket.</text:p>
      <text:h text:style-name="P14" text:outline-level="3">Megoldási terv(technológia, fájlok, <text:span text:style-name="T1">algoritmus</text:span>)</text:h>
      <text:p text:style-name="P10">Az implementációt objektumorientált úton fogom megtervezni.</text:p>
      <text:p text:style-name="P10">A megvalósításhoz a java nyelvet fogom használni, a GUI swing alapú lesz, amit egérkattintással lehet vezérelni, illetve a tanulás résznél előre meghatározott billentyűkkel.</text:p>
      <text:p text:style-name="P10">A fájlok betöltése és kimentése egy helyről történik, java szerializáció haználatával. A helyet egy generikus, felhasználóhoz tartozó mappa lesz, amit egy megfelelő java eszközzel kapok meg. Ha több felhasználót is szeretnénk, azt az OS-nek kell megoldania.</text:p>
      <text:p text:style-name="P11"><text:span text:style-name="T17">Az ismétlés algoritmusa az SM2</text:span><text:span text:style-name="T17"><text:note text:id="ftn1" text:note-class="footnote"><text:note-citation>1</text:note-citation><text:note-body><text:p text:style-name="Footnote"><text:a xlink:type="simple" xlink:href="https://www.supermemo.com/en/archives1990-2015/english/ol/sm2" text:style-name="Internet_20_link" text:visited-style-name="Visited_20_Internet_20_Link">https://www.supermemo.com/en/archives1990-2015/english/ol/sm2</text:a></text:p></text:note-body></text:note></text:span><text:span text:style-name="T17"> algoritmus lesz, azzal hogy a a 4 nehézségkategória q-ra: &lt;3, 3, 4, 5, valamint az első ismétlési intervallum I(1)=2 perc, I(2)=6*2=12 perc lesz (saját tapasztalat alapján). Minden értékelés után az adott challenge response pár -hoz tartozó következő ismétlési időt frissítjük az algoritmus alapján. A következően megnézendő elemet úgy kapjuk meg, hogy a leghamarabb ismételendő elemet vesszük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1T14:59:14.852756787</meta:creation-date>
    <dc:date>2019-11-01T18:22:07.573303662</dc:date>
    <meta:editing-duration>PT1H57M</meta:editing-duration>
    <meta:editing-cycles>7</meta:editing-cycles>
    <meta:generator>LibreOffice/6.3.2.2$Linux_X86_64 LibreOffice_project/30$Build-2</meta:generator>
    <meta:document-statistic meta:table-count="0" meta:image-count="0" meta:object-count="0" meta:page-count="2" meta:paragraph-count="21" meta:word-count="517" meta:character-count="3904" meta:non-whitespace-character-count="3406"/>
  </office:meta>
</office:document-meta>
</file>